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Radio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Transition( String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Radio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Link( String navi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RenderedPartially( String renderedParti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ActionListener( String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nuRadio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RadioExtensionTag.doStartTag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MenuRadio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